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000000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2" style:family="paragraph">
      <loext:graphic-properties draw:fill-color="#000000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4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5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6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7" style:family="text">
      <style:text-properties style:font-name="Liberation Serif" fo:font-size="6pt" style:font-size-asian="8pt" style:font-size-complex="8pt"/>
    </style:style>
    <style:style style:name="T8" style:family="text">
      <style:text-properties fo:color="#ffffff"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3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8" draw:layer="layout" svg:width="5.783cm" svg:height="1.437cm" svg:x="6.207cm" svg:y="3.908cm">
          <text:p text:style-name="P7"><text:span text:style-name="T5">Machine learning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783cm" svg:height="1.41cm" svg:x="6.207cm" svg:y="5.345cm">
          <text:p text:style-name="P7"><text:span text:style-name="T5">Hardware abstraction 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83cm" svg:height="1.321cm" svg:x="6.207cm" svg:y="6.755cm">
          <text:p text:style-name="P7"><text:span text:style-name="T5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614cm" svg:height="0.762cm" svg:x="6.391cm" svg:y="7.09cm">
          <text:p text:style-name="P9"><text:span text:style-name="T5">Programmable Logic (PL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536cm" svg:height="0.485cm" svg:x="6.336cm" svg:y="4.756cm">
          <text:p text:style-name="P11"><text:span text:style-name="T6">TensorFlow Lite delegat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536cm" svg:height="0.485cm" svg:x="6.336cm" svg:y="4.196cm">
          <text:p text:style-name="P11"><text:span text:style-name="T6">TensorFlow Lite 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.783cm" svg:height="0.484cm" svg:x="6.207cm" svg:y="3.418cm">
          <text:p text:style-name="P13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536cm" svg:height="0.486cm" svg:x="6.336cm" svg:y="6.179cm">
          <text:p text:style-name="P13"><text:span text:style-name="T7">Board support pack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536cm" svg:height="0.483cm" svg:x="6.336cm" svg:y="5.619cm">
          <text:p text:style-name="P13"><text:span text:style-name="T7">Hardware dri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16cm" svg:height="0.762cm" svg:x="9.187cm" svg:y="7.09cm">
          <text:p text:style-name="P9"><text:span text:style-name="T5">Processing System (PS)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553cm" svg:height="0.393cm" svg:x="6.909cm" svg:y="7.357cm">
          <text:p text:style-name="P15"><text:span text:style-name="T8">Tensor Proces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545cm" svg:height="0.393cm" svg:x="9.713cm" svg:y="7.357cm">
          <text:p text:style-name="P13"><text:span text:style-name="T7">ARM Cortex-A9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4.219cm" svg:height="0.569cm" svg:x="7.039cm" svg:y="2.783cm">
          <draw:text-box>
            <text:p><text:span text:style-name="T2">HW/SW co-design framework</text:span></text:p>
          </draw:text-box>
        </draw:frame>
        <draw:custom-shape draw:style-name="gr16" draw:text-style-name="P17" draw:layer="layout" svg:width="4.191cm" svg:height="0.762cm" svg:x="0.24cm" svg:y="4.3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5:28.594036140</dc:date>
    <meta:editing-duration>PT3H25M35S</meta:editing-duration>
    <meta:editing-cycles>43</meta:editing-cycles>
    <meta:generator>LibreOffice/6.4.7.2$Linux_X86_64 LibreOffice_project/40$Build-2</meta:generator>
    <meta:document-statistic meta:object-count="17"/>
  </office:meta>
</office:document-meta>
</file>